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erif CJK SC" svg:font-family="'Noto Serif CJK SC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ffffff" draw:textarea-horizontal-align="justify" draw:textarea-vertical-align="middle" draw:auto-grow-height="false" fo:min-height="0.812cm" fo:min-width="0.562cm" fo:wrap-option="wrap"/>
      <style:paragraph-properties style:writing-mode="lr-tb"/>
    </style:style>
    <style:style style:name="gr2" style:family="graphic" style:parent-style-name="objectwithoutfill">
      <style:graphic-properties svg:stroke-color="#3465a4" draw:marker-end="Arrowheads_20_1" draw:marker-end-width="0.3cm" draw:fill="none" draw:textarea-vertical-align="middle"/>
      <style:paragraph-properties style:writing-mode="lr-tb"/>
    </style:style>
    <style:style style:name="gr3" style:family="graphic" style:parent-style-name="objectwithoutfill">
      <style:graphic-properties svg:stroke-color="#3465a4" draw:marker-end="Arrowheads_20_4" draw:marker-end-width="0.3cm" draw:fill="none" draw:textarea-vertical-align="bottom"/>
      <style:paragraph-properties style:writing-mode="lr-tb"/>
    </style:style>
    <style:style style:name="gr4" style:family="graphic" style:parent-style-name="standard">
      <style:graphic-properties svg:stroke-color="#355269" draw:fill-color="#ffffff" draw:textarea-horizontal-align="justify" draw:textarea-vertical-align="middle" draw:auto-grow-height="false" fo:min-height="0.812cm" fo:min-width="0.562cm" fo:wrap-option="wrap"/>
      <style:paragraph-properties style:writing-mode="lr-tb"/>
    </style:style>
    <style:style style:name="gr5" style:family="graphic" style:parent-style-name="objectwithoutfill">
      <style:graphic-properties svg:stroke-color="#3465a4" draw:marker-end="Arrowheads_20_5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812cm" fo:min-width="0.562cm"/>
      <style:paragraph-properties style:writing-mode="lr-tb"/>
    </style:style>
    <style:style style:name="gr8" style:family="graphic" style:parent-style-name="standard">
      <style:graphic-properties draw:fill-color="#dee6ef" draw:textarea-horizontal-align="justify" draw:textarea-vertical-align="middle" draw:auto-grow-height="false" fo:min-height="0.454cm" fo:min-width="1.788cm" fo:wrap-option="wrap"/>
      <style:paragraph-properties style:writing-mode="lr-tb"/>
    </style:style>
    <style:style style:name="gr9" style:family="graphic" style:parent-style-name="standard">
      <style:graphic-properties draw:fill-color="#dee6ef" draw:textarea-horizontal-align="justify" draw:textarea-vertical-align="middle" draw:auto-grow-height="false" fo:min-height="0.454cm" fo:min-width="1.964cm" fo:wrap-option="wrap"/>
      <style:paragraph-properties style:writing-mode="lr-tb"/>
    </style:style>
    <style:style style:name="gr10" style:family="graphic" style:parent-style-name="objectwithoutfill">
      <style:graphic-properties draw:marker-end="Arrowheads_20_11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draw:marker-end="Arrowheads_20_12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Arrowheads_20_19" draw:marker-end-width="0.3cm" draw:fill="none" draw:textarea-vertical-align="bottom"/>
      <style:paragraph-properties style:writing-mode="lr-tb"/>
    </style:style>
    <style:style style:name="gr13" style:family="graphic" style:parent-style-name="objectwithoutfill">
      <style:graphic-properties draw:marker-end="Arrowheads_20_20" draw:marker-end-width="0.3cm" draw:fill="none" draw:textarea-vertical-align="bottom"/>
      <style:paragraph-properties style:writing-mode="lr-tb"/>
    </style:style>
    <style:style style:name="gr14" style:family="graphic" style:parent-style-name="objectwithoutfill">
      <style:graphic-properties draw:marker-end="Arrowheads_20_28" draw:marker-end-width="0.3cm" draw:fill="none" draw:textarea-vertical-align="bottom"/>
      <style:paragraph-properties style:writing-mode="lr-tb"/>
    </style:style>
    <style:style style:name="gr15" style:family="graphic" style:parent-style-name="objectwithoutfill">
      <style:graphic-properties draw:marker-end="Arrowheads_20_43" draw:marker-end-width="0.3cm" draw:fill="none" draw:textarea-vertical-align="middle"/>
      <style:paragraph-properties style:writing-mode="lr-tb"/>
    </style:style>
    <style:style style:name="gr16" style:family="graphic" style:parent-style-name="standard">
      <style:graphic-properties draw:fill-color="#dee6ef" draw:textarea-horizontal-align="justify" draw:textarea-vertical-align="middle" draw:auto-grow-height="false" fo:min-height="0.63cm" fo:min-width="1.964cm" fo:wrap-option="wrap"/>
      <style:paragraph-properties style:writing-mode="lr-tb"/>
    </style:style>
    <style:style style:name="gr17" style:family="graphic" style:parent-style-name="objectwithoutfill">
      <style:graphic-properties draw:marker-end="Arrowheads_20_57" draw:marker-end-width="0.3cm" draw:fill="none" draw:textarea-vertical-align="bottom"/>
      <style:paragraph-properties style:writing-mode="lr-tb"/>
    </style:style>
    <style:style style:name="gr18" style:family="graphic" style:parent-style-name="objectwithoutfill">
      <style:graphic-properties draw:marker-end="Arrowheads_20_58" draw:marker-end-width="0.3cm" draw:fill="none" draw:textarea-vertical-align="bottom"/>
      <style:paragraph-properties style:writing-mode="lr-tb"/>
    </style:style>
    <style:style style:name="gr19" style:family="graphic" style:parent-style-name="objectwithoutfill">
      <style:graphic-properties draw:marker-end="Arrowheads_20_59" draw:marker-end-width="0.3cm" draw:fill="none" draw:textarea-vertical-align="middle"/>
      <style:paragraph-properties style:writing-mode="lr-tb"/>
    </style:style>
    <style:style style:name="gr20" style:family="graphic" style:parent-style-name="objectwithoutfill">
      <style:graphic-properties draw:marker-end="Arrowheads_20_60" draw:marker-end-width="0.3cm" draw:fill="none" draw:textarea-vertical-align="middle"/>
      <style:paragraph-properties style:writing-mode="lr-tb"/>
    </style:style>
    <style:style style:name="gr21" style:family="graphic" style:parent-style-name="objectwithoutfill">
      <style:graphic-properties draw:marker-end="Arrowheads_20_61" draw:marker-end-width="0.3cm" draw:fill="none" draw:textarea-vertical-align="middle"/>
      <style:paragraph-properties style:writing-mode="lr-tb"/>
    </style:style>
    <style:style style:name="gr22" style:family="graphic" style:parent-style-name="standard">
      <style:graphic-properties draw:fill-color="#dee6ef" draw:textarea-horizontal-align="justify" draw:textarea-vertical-align="middle" draw:auto-grow-height="false" fo:min-height="1.158cm" fo:min-width="1.964cm" fo:wrap-option="wrap"/>
      <style:paragraph-properties style:writing-mode="lr-tb"/>
    </style:style>
    <style:style style:name="gr23" style:family="graphic" style:parent-style-name="objectwithoutfill">
      <style:graphic-properties draw:marker-end="Arrowheads_20_62" draw:marker-end-width="0.3cm" draw:fill="none" draw:textarea-vertical-align="middle"/>
      <style:paragraph-properties style:writing-mode="lr-tb"/>
    </style:style>
    <style:style style:name="gr24" style:family="graphic" style:parent-style-name="objectwithoutfill">
      <style:graphic-properties draw:marker-end="Arrowheads_20_63" draw:marker-end-width="0.3cm" draw:fill="none" draw:textarea-vertical-align="bottom"/>
      <style:paragraph-properties style:writing-mode="lr-tb"/>
    </style:style>
    <style:style style:name="gr25" style:family="graphic" style:parent-style-name="standard">
      <style:graphic-properties draw:marker-start="Arrowheads_20_65" draw:marker-start-width="0.3cm" draw:textarea-vertical-align="middle"/>
      <style:paragraph-properties style:writing-mode="lr-tb"/>
    </style:style>
    <style:style style:name="gr26" style:family="graphic" style:parent-style-name="standard">
      <style:graphic-properties draw:marker-start="Arrowheads_20_66" draw:marker-start-width="0.3cm" draw:textarea-vertical-align="middle"/>
      <style:paragraph-properties style:writing-mode="lr-tb"/>
    </style:style>
    <style:style style:name="gr27" style:family="graphic" style:parent-style-name="objectwithoutfill">
      <style:graphic-properties draw:marker-end="Arrowheads_20_67" draw:marker-end-width="0.3cm" draw:fill="none" draw:textarea-vertical-align="bottom"/>
      <style:paragraph-properties style:writing-mode="lr-tb"/>
    </style:style>
    <style:style style:name="gr28" style:family="graphic" style:parent-style-name="objectwithoutfill">
      <style:graphic-properties draw:marker-end="Arrowheads_20_70" draw:marker-end-width="0.3cm" draw:fill="none" draw:textarea-vertical-align="middle"/>
      <style:paragraph-properties style:writing-mode="lr-tb"/>
    </style:style>
    <style:style style:name="gr29" style:family="graphic" style:parent-style-name="objectwithoutfill">
      <style:graphic-properties draw:marker-end="Arrowheads_20_71" draw:marker-end-width="0.3cm" draw:fill="none" draw:textarea-vertical-align="middle"/>
      <style:paragraph-properties style:writing-mode="lr-tb"/>
    </style:style>
    <style:style style:name="gr30" style:family="graphic" style:parent-style-name="objectwithoutfill">
      <style:graphic-properties draw:marker-end="Arrowheads_20_78" draw:marker-end-width="0.3cm" draw:fill="none" draw:textarea-vertical-align="middle"/>
      <style:paragraph-properties style:writing-mode="lr-tb"/>
    </style:style>
    <style:style style:name="gr31" style:family="graphic" style:parent-style-name="objectwithoutfill">
      <style:graphic-properties draw:marker-end="Arrowheads_20_81" draw:marker-end-width="0.3cm" draw:fill="none" draw:textarea-vertical-align="middle"/>
      <style:paragraph-properties style:writing-mode="lr-tb"/>
    </style:style>
    <style:style style:name="gr32" style:family="graphic" style:parent-style-name="objectwithoutfill">
      <style:graphic-properties draw:marker-end="Arrowheads_20_86" draw:marker-end-width="0.3cm" draw:fill="none" draw:textarea-vertical-align="bottom"/>
      <style:paragraph-properties style:writing-mode="lr-tb"/>
    </style:style>
    <style:style style:name="gr33" style:family="graphic" style:parent-style-name="objectwithoutfill">
      <style:graphic-properties draw:marker-end="Arrowheads_20_87" draw:marker-end-width="0.3cm" draw:fill="none" draw:textarea-vertical-align="bottom"/>
      <style:paragraph-properties style:writing-mode="lr-tb"/>
    </style:style>
    <style:style style:name="gr34" style:family="graphic" style:parent-style-name="standard">
      <style:graphic-properties draw:fill-color="#dee6ef" draw:textarea-horizontal-align="justify" draw:textarea-vertical-align="middle" draw:auto-grow-height="false" fo:min-height="1.158cm" fo:min-width="2.593cm" fo:wrap-option="wrap"/>
      <style:paragraph-properties style:writing-mode="lr-tb"/>
    </style:style>
    <style:style style:name="gr35" style:family="graphic" style:parent-style-name="objectwithoutfill">
      <style:graphic-properties draw:marker-end="Arrowheads_20_93" draw:marker-end-width="0.3cm" draw:fill="none" draw:textarea-vertical-align="middle"/>
      <style:paragraph-properties style:writing-mode="lr-tb"/>
    </style:style>
    <style:style style:name="gr36" style:family="graphic" style:parent-style-name="objectwithoutfill">
      <style:graphic-properties draw:marker-end="Arrowheads_20_95" draw:marker-end-width="0.3cm" draw:fill="none" draw:textarea-vertical-align="middle"/>
      <style:paragraph-properties style:writing-mode="lr-tb"/>
    </style:style>
    <style:style style:name="gr37" style:family="graphic" style:parent-style-name="objectwithoutfill">
      <style:graphic-properties draw:marker-end="Arrowheads_20_96" draw:marker-end-width="0.3cm" draw:fill="none" draw:textarea-vertical-align="middle"/>
      <style:paragraph-properties style:writing-mode="lr-tb"/>
    </style:style>
    <style:style style:name="gr38" style:family="graphic" style:parent-style-name="objectwithoutfill">
      <style:graphic-properties draw:marker-end="Arrowheads_20_97" draw:marker-end-width="0.3cm" draw:fill="none" draw:textarea-vertical-align="middle"/>
      <style:paragraph-properties style:writing-mode="lr-tb"/>
    </style:style>
    <style:style style:name="gr39" style:family="graphic" style:parent-style-name="objectwithoutfill">
      <style:graphic-properties draw:marker-end="Arrowheads_20_100" draw:marker-end-width="0.3cm" draw:fill="none" draw:textarea-vertical-align="middle"/>
      <style:paragraph-properties style:writing-mode="lr-tb"/>
    </style:style>
    <style:style style:name="gr40" style:family="graphic" style:parent-style-name="objectwithoutfill">
      <style:graphic-properties draw:marker-end="Arrowheads_20_101" draw:marker-end-width="0.3cm" draw:fill="none" draw:textarea-vertical-align="top"/>
      <style:paragraph-properties style:writing-mode="lr-tb"/>
    </style:style>
    <style:style style:name="gr41" style:family="graphic" style:parent-style-name="objectwithoutfill">
      <style:graphic-properties draw:marker-end="Arrowheads_20_102" draw:marker-end-width="0.3cm" draw:fill="none" draw:textarea-vertical-align="middle"/>
      <style:paragraph-properties style:writing-mode="lr-tb"/>
    </style:style>
    <style:style style:name="gr42" style:family="graphic" style:parent-style-name="objectwithoutfill">
      <style:graphic-properties draw:marker-end="Arrowheads_20_103" draw:marker-end-width="0.3cm" draw:fill="none" draw:textarea-vertical-align="middle"/>
      <style:paragraph-properties style:writing-mode="lr-tb"/>
    </style:style>
    <style:style style:name="gr43" style:family="graphic" style:parent-style-name="objectwithoutfill">
      <style:graphic-properties draw:marker-end="Arrowheads_20_104" draw:marker-end-width="0.3cm" draw:fill="none" draw:textarea-vertical-align="top"/>
      <style:paragraph-properties style:writing-mode="lr-tb"/>
    </style:style>
    <style:style style:name="gr44" style:family="graphic" style:parent-style-name="objectwithoutfill">
      <style:graphic-properties draw:marker-end="Arrowheads_20_105" draw:marker-end-width="0.3cm" draw:fill="none" draw:textarea-vertical-align="middle"/>
      <style:paragraph-properties style:writing-mode="lr-tb"/>
    </style:style>
    <style:style style:name="gr45" style:family="graphic" style:parent-style-name="objectwithoutfill">
      <style:graphic-properties draw:marker-end="Arrowheads_20_106" draw:marker-end-width="0.3cm" draw:fill="none" draw:textarea-vertical-align="middle"/>
      <style:paragraph-properties style:writing-mode="lr-tb"/>
    </style:style>
    <style:style style:name="gr46" style:family="graphic" style:parent-style-name="objectwithoutfill">
      <style:graphic-properties draw:marker-end="Arrowheads_20_107" draw:marker-end-width="0.3cm" draw:fill="none" draw:textarea-vertical-align="middle"/>
      <style:paragraph-properties style:writing-mode="lr-tb"/>
    </style:style>
    <style:style style:name="gr47" style:family="graphic" style:parent-style-name="objectwithoutfill">
      <style:graphic-properties draw:marker-end="Arrowheads_20_108" draw:marker-end-width="0.3cm" draw:fill="none" draw:textarea-vertical-align="middle"/>
      <style:paragraph-properties style:writing-mode="lr-tb"/>
    </style:style>
    <style:style style:name="gr48" style:family="graphic" style:parent-style-name="objectwithoutfill">
      <style:graphic-properties draw:marker-end="Arrowheads_20_109" draw:marker-end-width="0.3cm" draw:fill="none" draw:textarea-vertical-align="middle"/>
      <style:paragraph-properties style:writing-mode="lr-tb"/>
    </style:style>
    <style:style style:name="gr49" style:family="graphic" style:parent-style-name="objectwithoutfill">
      <style:graphic-properties draw:marker-end="Arrowheads_20_110" draw:marker-end-width="0.3cm" draw:fill="none" draw:textarea-vertical-align="middle"/>
      <style:paragraph-properties style:writing-mode="lr-tb"/>
    </style:style>
    <style:style style:name="gr50" style:family="graphic" style:parent-style-name="objectwithoutfill">
      <style:graphic-properties draw:marker-end="Arrowheads_20_111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 style:writing-mode="lr-tb"/>
      <style:text-properties fo:color="#000000" loext:opacity="100%" fo:font-size="12pt" style:font-size-asian="12pt" style:font-size-complex="12pt"/>
    </style:style>
    <style:style style:name="P2" style:family="paragraph">
      <loext:graphic-properties draw:fill-color="#ffffff"/>
      <style:paragraph-properties fo:text-align="center" style:writing-mode="lr-tb"/>
      <style:text-properties fo:color="#000000" loext:opacity="100%"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/>
      <style:paragraph-properties fo:text-align="center" style:writing-mode="lr-tb"/>
      <style:text-properties fo:color="#3465a4" loext:opacity="100%" fo:font-size="12pt" style:font-size-asian="12pt" style:font-size-complex="12pt"/>
    </style:style>
    <style:style style:name="P9" style:family="paragraph">
      <loext:graphic-properties draw:fill-color="#dee6ef"/>
      <style:paragraph-properties fo:text-align="center" style:writing-mode="lr-tb"/>
      <style:text-properties fo:color="#000000" loext:opacity="100%" fo:font-size="12pt" style:font-size-asian="12pt" style:font-size-complex="12pt"/>
    </style:style>
    <style:style style:name="P10" style:family="paragraph">
      <style:paragraph-properties fo:text-align="center"/>
      <style:text-properties fo:color="#000000" loext:opacity="100%"/>
    </style:style>
    <style:style style:name="P11" style:family="paragraph">
      <loext:graphic-properties draw:fill="none"/>
      <style:paragraph-properties fo:text-align="center" style:writing-mode="lr-tb"/>
      <style:text-properties fo:color="#000000" loext:opacity="100%" fo:font-size="12pt" style:font-size-asian="12pt" style:font-size-complex="12pt"/>
    </style:style>
    <style:style style:name="P12" style:family="paragraph">
      <style:paragraph-properties fo:text-align="center" style:writing-mode="lr-tb"/>
      <style:text-properties fo:color="#3465a4" loext:opacity="100%" fo:font-size="12pt" style:font-size-asian="12pt" style:font-size-complex="12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000000" loext:opacity="100%" fo:font-size="12pt" style:font-size-asian="12pt" style:font-size-complex="12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CJK SC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CJK SC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3465a4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5cm" svg:height="1.5cm" svg:x="4.5cm" svg:y="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1.5cm" svg:y1="5.75cm" svg:x2="4.5cm" svg:y2="5.75cm">
          <text:p text:style-name="P3"><text:span text:style-name="T2">Start</text:span></text:p>
          <text:p text:style-name="P3"><text:span text:style-name="T3"/></text:p>
        </draw:line>
        <draw:connector draw:style-name="gr3" draw:text-style-name="P6" draw:layer="layout" draw:type="curve" svg:x1="4.719cm" svg:y1="5.219cm" svg:x2="5.781cm" svg:y2="5.219cm" draw:start-shape="id1" draw:start-glue-point="5" draw:end-shape="id1" draw:end-glue-point="11" svg:d="M4719 5219c0-1080 1062-1080 1062 0" svg:viewBox="0 0 1063 811">
          <text:p text:style-name="P5"><text:span text:style-name="T1">space,</text:span></text:p>
          <text:p text:style-name="P5"><text:span text:style-name="T1">\t, \n, \r</text:span></text:p>
          <text:p text:style-name="P5"><text:span text:style-name="T4"/></text:p>
        </draw:connector>
        <draw:custom-shape draw:style-name="gr4" draw:text-style-name="P2" xml:id="id2" draw:id="id2" draw:layer="layout" svg:width="1.5cm" svg:height="1.5cm" svg:x="11cm" svg:y="5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xml:id="id5" draw:id="id5" draw:layer="layout" svg:x1="6cm" svg:y1="5.75cm" svg:x2="11cm" svg:y2="5.75cm">
          <text:p text:style-name="P7"><text:span text:style-name="T1"># <text:s/></text:span><text:span text:style-name="T5"><text:s text:c="6"/></text:span></text:p>
          <text:p text:style-name="P5"><text:span text:style-name="T4"/></text:p>
        </draw:line>
        <draw:connector draw:style-name="gr6" draw:text-style-name="P8" draw:layer="layout" draw:type="curve" svg:x1="11.219cm" svg:y1="5.219cm" svg:x2="12.281cm" svg:y2="5.219cm" draw:start-shape="id2" draw:start-glue-point="5" draw:end-shape="id2" draw:end-glue-point="11" svg:d="M11219 5219c0-1080 1062-1080 1062 0" svg:viewBox="0 0 1063 811">
          <text:p text:style-name="P3"><text:span text:style-name="T1">Ch</text:span><text:span text:style-name="T1">ar</text:span><text:span text:style-name="T1">act</text:span><text:span text:style-name="T1">er</text:span><text:span text:style-name="T1">s </text:span><text:span text:style-name="T1">co</text:span><text:span text:style-name="T1">nt</text:span><text:span text:style-name="T1">ai</text:span><text:span text:style-name="T1">ni</text:span><text:span text:style-name="T1">ng </text:span><text:span text:style-name="T1">ta</text:span><text:span text:style-name="T1">bs</text:span></text:p>
          <text:p text:style-name="P3"><text:span text:style-name="T1">bu</text:span><text:span text:style-name="T1">t </text:span><text:span text:style-name="T1">no </text:span><text:span text:style-name="T1">ot</text:span><text:span text:style-name="T1">he</text:span><text:span text:style-name="T1">r </text:span><text:span text:style-name="T1">co</text:span><text:span text:style-name="T1">ntr</text:span><text:span text:style-name="T1">ol </text:span><text:span text:style-name="T1">ch</text:span><text:span text:style-name="T1">ar</text:span><text:span text:style-name="T1">act</text:span><text:span text:style-name="T1">er</text:span><text:span text:style-name="T1">s</text:span></text:p>
          <text:p text:style-name="P3"><text:span text:style-name="T1">( \</text:span><text:span text:style-name="T1">0x</text:span><text:span text:style-name="T1">00</text:span><text:span text:style-name="T1">~\</text:span><text:span text:style-name="T1">0x</text:span><text:span text:style-name="T1">08</text:span><text:span text:style-name="T1">, \</text:span><text:span text:style-name="T1">0x</text:span><text:span text:style-name="T1">0A</text:span><text:span text:style-name="T1">~\</text:span><text:span text:style-name="T1">0x</text:span><text:span text:style-name="T1">1F, </text:span><text:span text:style-name="T1">\</text:span><text:span text:style-name="T1">0x</text:span><text:span text:style-name="T1">7f)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5"><text:span text:style-name="T5"/></text:p>
          <text:p text:style-name="P5"><text:span text:style-name="T5"/></text:p>
        </draw:connector>
        <draw:custom-shape draw:style-name="gr7" draw:text-style-name="P2" xml:id="id29" draw:id="id29" draw:layer="layout" svg:width="1.5cm" svg:height="1.5cm" svg:x="16.5cm" svg:y="5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2459.94005994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2" xml:id="id6" draw:id="id6" draw:layer="layout" svg:width="1.5cm" svg:height="1.5cm" svg:x="11cm" svg:y="8.5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30" draw:id="id30" draw:layer="layout" svg:width="1.5cm" svg:height="1.5cm" svg:x="19cm" svg:y="8.5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ring" draw:modifiers="2459.94005994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9" draw:layer="layout" svg:width="3.25cm" svg:height="1cm" svg:x="20.25cm" svg:y="7.25cm">
          <text:p text:style-name="P1"><text:span text:style-name="T1">Bare key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12.273146724085 29476.12387612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9" draw:layer="layout" svg:width="3.5cm" svg:height="1cm" svg:x="17.75cm" svg:y="3.75cm">
          <text:p text:style-name="P1"><text:span text:style-name="T1">Co</text:span><text:span text:style-name="T1">m</text:span><text:span text:style-name="T1">m</text:span><text:span text:style-name="T1">en</text:span><text:span text:style-name="T1">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89.974293059126 29476.12387612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2" xml:id="id8" draw:id="id8" draw:layer="layout" svg:width="1.5cm" svg:height="1.5cm" svg:x="11cm" svg:y="12.1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" draw:id="id3" draw:layer="layout" svg:width="1.5cm" svg:height="1.5cm" svg:x="17.5cm" svg:y="12.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xml:id="id9" draw:id="id9" draw:layer="layout" svg:x1="12.5cm" svg:y1="12.85cm" svg:x2="17.5cm" svg:y2="12.85cm">
          <text:p text:style-name="P7"><text:span text:style-name="T1">“</text:span><text:span text:style-name="T5"> <text:s text:c="4"/></text:span><text:span text:style-name="T5"><text:s/></text:span></text:p>
          <text:p text:style-name="P5"><text:span text:style-name="T4"/></text:p>
        </draw:line>
        <draw:connector draw:style-name="gr10" draw:text-style-name="P8" draw:layer="layout" draw:type="curve" svg:x1="17.719cm" svg:y1="12.319cm" svg:x2="18.781cm" svg:y2="12.319cm" draw:start-shape="id3" draw:start-glue-point="5" draw:end-shape="id3" draw:end-glue-point="11" svg:d="M17719 12319c0-1080 1062-1080 1062 0" svg:viewBox="0 0 1063 811">
          <text:p text:style-name="P5"><text:span text:style-name="T1">Character </text:span><text:span text:style-name="T1">that are </text:span><text:span text:style-name="T1">not </text:span><text:span text:style-name="T2">“, \,</text:span></text:p>
          <text:p text:style-name="P5"><text:span text:style-name="T1">\0x00~\</text:span><text:span text:style-name="T1">0x08, \</text:span><text:span text:style-name="T1">0x0A~\</text:span><text:span text:style-name="T1">0x1F, \</text:span><text:span text:style-name="T1">0x7f</text:span></text:p>
          <text:p text:style-name="P5"><text:span text:style-name="T1"/></text:p>
          <text:p text:style-name="P5"><text:span text:style-name="T5"/></text:p>
          <text:p text:style-name="P5"><text:span text:style-name="T5"/></text:p>
        </draw:connector>
        <draw:custom-shape draw:style-name="gr7" draw:text-style-name="P2" xml:id="id31" draw:id="id31" draw:layer="layout" svg:width="1.5cm" svg:height="1.5cm" svg:x="24cm" svg:y="12.1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ring" draw:modifiers="2459.94005994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9" draw:layer="layout" svg:width="3.25cm" svg:height="1cm" svg:x="25.5cm" svg:y="11.1cm">
          <text:p text:style-name="P1"><text:span text:style-name="T1">Str</text:span><text:span text:style-name="T1">in</text:span><text:span text:style-name="T1">g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12.273146724085 29476.12387612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2" xml:id="id4" draw:id="id4" draw:layer="layout" svg:width="1.5cm" svg:height="1.5cm" svg:x="17.5cm" svg:y="16.05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cm" svg:height="1.5cm" svg:x="24cm" svg:y="16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2459.94005994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9" draw:layer="layout" svg:width="3.25cm" svg:height="1cm" svg:x="25.25cm" svg:y="14.75cm">
          <text:p text:style-name="P1"><text:span text:style-name="T1">Inte</text:span><text:span text:style-name="T1">ger</text:span>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312.273146724085 29476.12387612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onnector draw:style-name="gr11" draw:text-style-name="P8" draw:layer="layout" draw:type="curve" svg:x1="17.719cm" svg:y1="16.269cm" svg:x2="18.781cm" svg:y2="16.269cm" draw:start-shape="id4" draw:start-glue-point="5" draw:end-shape="id4" draw:end-glue-point="11" svg:d="M17719 16269c0-1080 1062-1080 1062 0" svg:viewBox="0 0 1063 811">
          <text:p text:style-name="P5"><text:span text:style-name="T1">digit</text:span></text:p>
          <text:p text:style-name="P5"><text:span text:style-name="T5"/></text:p>
          <text:p text:style-name="P5"><text:span text:style-name="T5"/></text:p>
        </draw:connector>
        <draw:connector draw:style-name="gr12" draw:text-style-name="P11" xml:id="id7" draw:id="id7" draw:layer="layout" svg:x1="8.5cm" svg:y1="5.75cm" svg:x2="11cm" svg:y2="9.25cm" draw:start-shape="id5" draw:start-glue-point="0" draw:end-shape="id6" draw:end-glue-point="6" svg:d="M8500 5750v3500h2500" svg:viewBox="0 0 2501 3501">
          <text:p text:style-name="P10"><text:span text:style-name="T1">letter, _,</text:span></text:p>
          <text:p text:style-name="P10"><text:span text:style-name="T1">digit, -</text:span></text:p>
        </draw:connector>
        <draw:connector draw:style-name="gr13" draw:text-style-name="P11" draw:layer="layout" svg:x1="8.5cm" svg:y1="9.25cm" svg:x2="11cm" svg:y2="12.85cm" draw:start-shape="id7" draw:start-glue-point="0" draw:end-shape="id8" draw:end-glue-point="6" svg:d="M8500 9250v3600h2500" svg:viewBox="0 0 2501 3601">
          <text:p text:style-name="P10"><text:span text:style-name="T1">=</text:span></text:p>
        </draw:connector>
        <draw:connector draw:style-name="gr14" draw:text-style-name="P11" xml:id="id15" draw:id="id15" draw:layer="layout" svg:x1="15cm" svg:y1="12.85cm" svg:x2="17.5cm" svg:y2="16.8cm" draw:start-shape="id9" draw:start-glue-point="0" draw:end-shape="id4" draw:end-glue-point="6" svg:d="M15000 12850v3950h2500" svg:viewBox="0 0 2501 3951">
          <text:p text:style-name="P10"><text:span text:style-name="T1">digit, +, </text:span><text:span text:style-name="T1">-</text:span></text:p>
        </draw:connector>
        <draw:custom-shape draw:style-name="gr4" draw:text-style-name="P2" xml:id="id32" draw:id="id32" draw:layer="layout" svg:width="1.5cm" svg:height="1.5cm" svg:x="20.75cm" svg:y="13.75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0" draw:id="id10" draw:layer="layout" svg:width="1.5cm" svg:height="1.5cm" svg:x="24cm" svg:y="18.75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draw:layer="layout" draw:type="curve" svg:x1="24.219cm" svg:y1="18.969cm" svg:x2="25.281cm" svg:y2="18.969cm" draw:start-shape="id10" draw:start-glue-point="5" draw:end-shape="id10" draw:end-glue-point="11" svg:d="M24219 18969c0-1080 1062-1080 1062 0" svg:viewBox="0 0 1063 811">
          <text:p text:style-name="P5"><text:span text:style-name="T1">digit</text:span></text:p>
          <text:p text:style-name="P5"><text:span text:style-name="T5"/></text:p>
          <text:p text:style-name="P5"><text:span text:style-name="T5"/></text:p>
        </draw:connector>
        <draw:custom-shape draw:style-name="gr7" draw:text-style-name="P2" xml:id="id33" draw:id="id33" draw:layer="layout" svg:width="1.5cm" svg:height="1.5cm" svg:x="29.5cm" svg:y="18.75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ring" draw:modifiers="2459.94005994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6" draw:text-style-name="P9" draw:layer="layout" svg:width="3.5cm" svg:height="1.25cm" svg:x="30.75cm" svg:y="17.25cm">
          <text:p text:style-name="P1"><text:span text:style-name="T1">Fract</text:span><text:span text:style-name="T1">ional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89.974293059126 27902.15827338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2" xml:id="id13" draw:id="id13" draw:layer="layout" svg:width="1.5cm" svg:height="1.5cm" svg:x="24cm" svg:y="21.754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xml:id="id11" draw:id="id11" draw:layer="layout" svg:x1="19cm" svg:y1="16.8cm" svg:x2="24cm" svg:y2="16.8cm">
          <text:p text:style-name="P7"><text:span text:style-name="T4">Non-numeric</text:span></text:p>
          <text:p text:style-name="P7"><text:span text:style-name="T4">characters</text:span></text:p>
          <text:p text:style-name="P7"><text:span text:style-name="T4"/></text:p>
          <text:p text:style-name="P7"><text:span text:style-name="T4"/></text:p>
        </draw:line>
        <draw:connector draw:style-name="gr17" draw:text-style-name="P11" xml:id="id12" draw:id="id12" draw:layer="layout" svg:x1="21.5cm" svg:y1="16.8cm" svg:x2="24cm" svg:y2="19.5cm" draw:start-shape="id11" draw:start-glue-point="0" draw:end-shape="id10" draw:end-glue-point="6" svg:d="M21500 16800v2700h2500" svg:viewBox="0 0 2501 2701">
          <text:p text:style-name="P1">decimal</text:p>
          <text:p text:style-name="P1">point</text:p>
        </draw:connector>
        <draw:connector draw:style-name="gr18" draw:text-style-name="P11" draw:layer="layout" svg:x1="21.5cm" svg:y1="19.5cm" svg:x2="24cm" svg:y2="22.504cm" draw:start-shape="id12" draw:start-glue-point="0" draw:end-shape="id13" draw:end-glue-point="6" svg:d="M21500 19500v3004h2500" svg:viewBox="0 0 2501 3005">
          <text:p text:style-name="P10"><text:span text:style-name="T1">E, e</text:span></text:p>
        </draw:connector>
        <draw:custom-shape draw:style-name="gr4" draw:text-style-name="P2" xml:id="id14" draw:id="id14" draw:layer="layout" svg:width="1.5cm" svg:height="1.5cm" svg:x="28cm" svg:y="21.754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25.5cm" svg:y1="22.504cm" svg:x2="28cm" svg:y2="22.504cm">
          <text:p text:style-name="P5"><text:span text:style-name="T1">digit</text:span></text:p>
          <text:p text:style-name="P5"><text:span text:style-name="T4"/></text:p>
        </draw:line>
        <draw:custom-shape draw:style-name="gr4" draw:text-style-name="P2" draw:layer="layout" svg:width="1.5cm" svg:height="1.5cm" svg:x="26cm" svg:y="23.754cm">
          <text:p text:style-name="P1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8" draw:layer="layout" svg:x1="25.25cm" svg:y1="23.004cm" svg:x2="26.25cm" svg:y2="24.004cm">
          <text:p text:style-name="P5"><text:span text:style-name="T1">+, -</text:span></text:p>
          <text:p text:style-name="P5"><text:span text:style-name="T5"/></text:p>
        </draw:line>
        <draw:connector draw:style-name="gr20" draw:text-style-name="P8" draw:layer="layout" draw:type="curve" svg:x1="28.219cm" svg:y1="21.973cm" svg:x2="29.281cm" svg:y2="21.973cm" draw:start-shape="id14" draw:start-glue-point="5" draw:end-shape="id14" draw:end-glue-point="11" svg:d="M28219 21973c0-1080 1062-1080 1062 0" svg:viewBox="0 0 1063 811">
          <text:p text:style-name="P5"><text:span text:style-name="T1">digit</text:span></text:p>
          <text:p text:style-name="P5"><text:span text:style-name="T5"/></text:p>
          <text:p text:style-name="P5"><text:span text:style-name="T5"/></text:p>
        </draw:connector>
        <draw:line draw:style-name="gr21" draw:text-style-name="P11" draw:layer="layout" svg:x1="27.25cm" svg:y1="24.004cm" svg:x2="28.25cm" svg:y2="23.004cm">
          <text:p text:style-name="P10"><text:span text:style-name="T1">digit</text:span></text:p>
          <text:p text:style-name="P10"><text:span text:style-name="T1"/></text:p>
        </draw:line>
        <draw:custom-shape draw:style-name="gr7" draw:text-style-name="P2" xml:id="id34" draw:id="id34" draw:layer="layout" svg:width="1.5cm" svg:height="1.5cm" svg:x="33.5cm" svg:y="21.75cm">
          <text:p text:style-name="P1"><text:span text:style-name="T1">17</text:span></text:p>
          <draw:enhanced-geometry svg:viewBox="0 0 21600 21600" draw:glue-points="10800 0 3163 3163 0 10800 3163 18437 10800 21600 18437 18437 21600 10800 18437 3163" draw:text-areas="3163 3163 18437 18437" draw:type="ring" draw:modifiers="2459.94005994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2" draw:text-style-name="P9" draw:layer="layout" svg:width="3.5cm" svg:height="2cm" svg:x="34.75cm" svg:y="19.5cm">
          <text:p text:style-name="P1"><text:span text:style-name="T1">Fractional </text:span><text:span text:style-name="T1">&amp; </text:span><text:span text:style-name="T1">Exponen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89.974293059126 25540.02998500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23" draw:text-style-name="P8" draw:layer="layout" svg:x1="24.75cm" svg:y1="20.25cm" svg:x2="24.75cm" svg:y2="21.754cm">
          <text:p text:style-name="P5"><text:span text:style-name="T1">E, e</text:span></text:p>
          <text:p text:style-name="P5"><text:span text:style-name="T1"/></text:p>
        </draw:line>
        <draw:custom-shape draw:style-name="gr4" draw:text-style-name="P2" xml:id="id16" draw:id="id16" draw:layer="layout" svg:width="1.5cm" svg:height="1.5cm" svg:x="17.5cm" svg:y="27.141cm">
          <text:p text:style-name="P1"><text:span text:style-name="T1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1" draw:layer="layout" svg:x1="15cm" svg:y1="16.8cm" svg:x2="17.5cm" svg:y2="27.891cm" draw:start-shape="id15" draw:start-glue-point="0" draw:end-shape="id16" draw:end-glue-point="6" svg:d="M15000 16800v11091h2500" svg:viewBox="0 0 2501 11092">
          <text:p text:style-name="P1">[</text:p>
        </draw:connector>
        <draw:line draw:style-name="gr5" draw:text-style-name="P6" xml:id="id19" draw:id="id19" draw:layer="layout" svg:x1="19cm" svg:y1="27.891cm" svg:x2="24cm" svg:y2="27.891cm">
          <text:p text:style-name="P7"><text:span text:style-name="T1">“</text:span><text:span text:style-name="T5"> <text:s text:c="5"/></text:span></text:p>
          <text:p text:style-name="P5"><text:span text:style-name="T4"/></text:p>
        </draw:line>
        <draw:custom-shape draw:style-name="gr4" draw:text-style-name="P2" xml:id="id17" draw:id="id17" draw:layer="layout" svg:width="1.5cm" svg:height="1.5cm" svg:x="24cm" svg:y="27.141cm">
          <text:p text:style-name="P1"><text:span text:style-name="T1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8" draw:layer="layout" draw:type="curve" svg:x1="24.219cm" svg:y1="27.36cm" svg:x2="25.281cm" svg:y2="27.36cm" draw:start-shape="id17" draw:start-glue-point="5" draw:end-shape="id17" draw:end-glue-point="11" svg:d="M24219 27360c0-1080 1062-1080 1062 0" svg:viewBox="0 0 1063 811">
          <text:p text:style-name="P3"><text:span text:style-name="T1">Ch</text:span><text:span text:style-name="T1">ar</text:span><text:span text:style-name="T1">act</text:span><text:span text:style-name="T1">er </text:span><text:span text:style-name="T1">th</text:span><text:span text:style-name="T1">at </text:span><text:span text:style-name="T1">ar</text:span><text:span text:style-name="T1">e </text:span><text:span text:style-name="T1">no</text:span><text:span text:style-name="T1">t </text:span><text:span text:style-name="T2">“, \,</text:span></text:p>
          <text:p text:style-name="P3"><text:span text:style-name="T1">\</text:span><text:span text:style-name="T1">0x</text:span><text:span text:style-name="T1">00</text:span><text:span text:style-name="T1">~\</text:span><text:span text:style-name="T1">0x</text:span><text:span text:style-name="T1">08</text:span><text:span text:style-name="T1">, \</text:span><text:span text:style-name="T1">0x</text:span><text:span text:style-name="T1">0A</text:span><text:span text:style-name="T1">~\</text:span><text:span text:style-name="T1">0x</text:span><text:span text:style-name="T1">1F, </text:span><text:span text:style-name="T1">\</text:span><text:span text:style-name="T1">0x</text:span><text:span text:style-name="T1">7f</text:span></text:p>
          <text:p text:style-name="P3"><text:span text:style-name="T1"/></text:p>
          <text:p text:style-name="P5"><text:span text:style-name="T5"/></text:p>
          <text:p text:style-name="P5"><text:span text:style-name="T5"/></text:p>
        </draw:connector>
        <draw:custom-shape draw:style-name="gr4" draw:text-style-name="P2" draw:layer="layout" svg:width="1.5cm" svg:height="1.5cm" svg:x="29.5cm" svg:y="27.05cm">
          <text:p text:style-name="P1"><text:span text:style-name="T1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25.5cm" svg:y1="27.8cm" svg:x2="29.5cm" svg:y2="27.8cm">
          <text:p text:style-name="P5"><text:span text:style-name="T1">”</text:span></text:p>
          <text:p text:style-name="P5"><text:span text:style-name="T4"/></text:p>
        </draw:line>
        <draw:custom-shape draw:style-name="gr4" draw:text-style-name="P2" xml:id="id20" draw:id="id20" draw:layer="layout" svg:width="1.5cm" svg:height="1.5cm" svg:x="26.75cm" svg:y="29.3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28.25cm" svg:y1="29.8cm" svg:x2="29.75cm" svg:y2="28.3cm">
          <text:p text:style-name="P10"><text:span text:style-name="T1">co</text:span><text:span text:style-name="T1">m</text:span><text:span text:style-name="T1">m</text:span><text:span text:style-name="T1">a</text:span></text:p>
          <text:p text:style-name="P10"><text:span text:style-name="T1"/></text:p>
        </draw:line>
        <draw:line draw:style-name="gr26" draw:text-style-name="P12" draw:layer="layout" svg:x1="25.25cm" svg:y1="28.55cm" svg:x2="26.75cm" svg:y2="29.8cm">
          <text:p text:style-name="P5"><text:span text:style-name="T1">“</text:span></text:p>
          <text:p text:style-name="P5"><text:span text:style-name="T5"/></text:p>
        </draw:line>
        <draw:custom-shape draw:style-name="gr7" draw:text-style-name="P2" xml:id="id35" draw:id="id35" draw:layer="layout" svg:width="1.5cm" svg:height="1.5cm" svg:x="33.5cm" svg:y="27.05cm">
          <text:p text:style-name="P1"><text:span text:style-name="T1">22</text:span></text:p>
          <draw:enhanced-geometry svg:viewBox="0 0 21600 21600" draw:glue-points="10800 0 3163 3163 0 10800 3163 18437 10800 21600 18437 18437 21600 10800 18437 3163" draw:text-areas="3163 3163 18437 18437" draw:type="ring" draw:modifiers="2459.94005994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5" draw:text-style-name="P6" draw:layer="layout" svg:x1="31cm" svg:y1="27.8cm" svg:x2="33.5cm" svg:y2="27.8cm">
          <text:p text:style-name="P5"><text:span text:style-name="T1">]</text:span></text:p>
          <text:p text:style-name="P5"><text:span text:style-name="T4"/></text:p>
        </draw:line>
        <draw:custom-shape draw:style-name="gr16" draw:text-style-name="P9" draw:layer="layout" svg:width="3.5cm" svg:height="1.25cm" svg:x="34.75cm" svg:y="25.55cm">
          <text:p text:style-name="P1"><text:span text:style-name="T1">String </text:span><text:span text:style-name="T1">array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89.974293059126 27902.15827338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2" xml:id="id18" draw:id="id18" draw:layer="layout" svg:width="1.5cm" svg:height="1.5cm" svg:x="24cm" svg:y="34.2cm">
          <text:p text:style-name="P1"><text:span text:style-name="T1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curve" svg:x1="24.219cm" svg:y1="34.419cm" svg:x2="25.281cm" svg:y2="34.419cm" draw:start-shape="id18" draw:start-glue-point="5" draw:end-shape="id18" draw:end-glue-point="11" svg:d="M24219 34419c0-1080 1062-1080 1062 0" svg:viewBox="0 0 1063 811">
          <text:p text:style-name="P5"><text:span text:style-name="T1">di</text:span><text:span text:style-name="T1">git</text:span></text:p>
          <text:p text:style-name="P5"><text:span text:style-name="T5"/></text:p>
          <text:p text:style-name="P5"><text:span text:style-name="T5"/></text:p>
        </draw:connector>
        <draw:connector draw:style-name="gr27" draw:text-style-name="P14" draw:layer="layout" svg:x1="21.5cm" svg:y1="27.891cm" svg:x2="24cm" svg:y2="34.95cm" draw:start-shape="id19" draw:start-glue-point="0" draw:end-shape="id18" draw:end-glue-point="6" svg:d="M21500 27891v7059h2500" svg:viewBox="0 0 2501 7060">
          <text:p text:style-name="P13"><text:span text:style-name="T1">di</text:span><text:span text:style-name="T1">git, </text:span><text:span text:style-name="T1">+, </text:span><text:span text:style-name="T1">-</text:span></text:p>
        </draw:connector>
        <draw:custom-shape draw:style-name="gr4" draw:text-style-name="P2" draw:layer="layout" svg:width="1.5cm" svg:height="1.5cm" svg:x="24cm" svg:y="37.7cm">
          <text:p text:style-name="P1"><text:span text:style-name="T1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xml:id="id24" draw:id="id24" draw:layer="layout" svg:x1="25.5cm" svg:y1="34.95cm" svg:x2="30.5cm" svg:y2="34.95cm">
          <text:p text:style-name="P7"><text:span text:style-name="T1">]</text:span><text:span text:style-name="T5"> <text:s/></text:span></text:p>
          <text:p text:style-name="P5"><text:span text:style-name="T4"/></text:p>
        </draw:line>
        <draw:custom-shape draw:style-name="gr4" draw:text-style-name="P2" xml:id="id21" draw:id="id21" draw:layer="layout" svg:width="1.5cm" svg:height="1.5cm" svg:x="27.75cm" svg:y="31.75cm">
          <text:p text:style-name="P1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cm" svg:height="1.5cm" svg:x="30.5cm" svg:y="34.25cm">
          <text:p text:style-name="P1"><text:span text:style-name="T1">26</text:span></text:p>
          <draw:enhanced-geometry svg:viewBox="0 0 21600 21600" draw:glue-points="10800 0 3163 3163 0 10800 3163 18437 10800 21600 18437 18437 21600 10800 18437 3163" draw:text-areas="3163 3163 18437 18437" draw:type="ring" draw:modifiers="2459.94005994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6" draw:text-style-name="P9" draw:layer="layout" svg:width="3.5cm" svg:height="1.25cm" svg:x="31.75cm" svg:y="32.75cm">
          <text:p text:style-name="P1"><text:span text:style-name="T1">Integer array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89.974293059126 27902.15827338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onnector draw:style-name="gr28" draw:text-style-name="P15" draw:layer="layout" draw:type="curve" svg:x1="26.969cm" svg:y1="29.519cm" svg:x2="28.031cm" svg:y2="29.519cm" draw:start-shape="id20" draw:start-glue-point="5" draw:end-shape="id20" draw:end-glue-point="11" svg:d="M26969 29519c0-1080 1062-1080 1062 0" svg:viewBox="0 0 1063 811">
          <text:p text:style-name="P3"><text:span text:style-name="T1">sp</text:span><text:span text:style-name="T1">ac</text:span><text:span text:style-name="T1">e</text:span></text:p>
          <text:p text:style-name="P3"><text:span text:style-name="T5"/></text:p>
          <text:p text:style-name="P3"><text:span text:style-name="T5"/></text:p>
        </draw:connector>
        <draw:connector draw:style-name="gr29" draw:text-style-name="P15" draw:layer="layout" draw:type="curve" svg:x1="27.969cm" svg:y1="31.969cm" svg:x2="29.031cm" svg:y2="31.969cm" draw:start-shape="id21" draw:start-glue-point="5" draw:end-shape="id21" draw:end-glue-point="11" svg:d="M27969 31969c0-1080 1062-1080 1062 0" svg:viewBox="0 0 1063 811">
          <text:p text:style-name="P3"><text:span text:style-name="T5">sp</text:span><text:span text:style-name="T5">ac</text:span><text:span text:style-name="T5">e</text:span></text:p>
          <text:p text:style-name="P3"><text:span text:style-name="T5"/></text:p>
          <text:p text:style-name="P3"><text:span text:style-name="T5"/></text:p>
        </draw:connector>
        <draw:custom-shape draw:style-name="gr4" draw:text-style-name="P2" xml:id="id26" draw:id="id26" draw:layer="layout" svg:width="1.5cm" svg:height="1.5cm" svg:x="30.5cm" svg:y="42.05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" draw:id="id22" draw:layer="layout" svg:width="1.5cm" svg:height="1.5cm" svg:x="34.5cm" svg:y="42.05cm">
          <text:p text:style-name="P1"><text:span text:style-name="T1">3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32cm" svg:y1="42.8cm" svg:x2="34.5cm" svg:y2="42.8cm">
          <text:p text:style-name="P5"><text:span text:style-name="T1">digit</text:span></text:p>
          <text:p text:style-name="P5"><text:span text:style-name="T4"/></text:p>
        </draw:line>
        <draw:custom-shape draw:style-name="gr4" draw:text-style-name="P2" draw:layer="layout" svg:width="1.5cm" svg:height="1.5cm" svg:x="32.5cm" svg:y="44.05cm">
          <text:p text:style-name="P1"><text:span text:style-name="T1">3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8" draw:layer="layout" svg:x1="31.75cm" svg:y1="43.3cm" svg:x2="32.75cm" svg:y2="44.3cm">
          <text:p text:style-name="P5"><text:span text:style-name="T1">+, </text:span><text:span text:style-name="T1">-</text:span></text:p>
          <text:p text:style-name="P5"><text:span text:style-name="T5"/></text:p>
        </draw:line>
        <draw:connector draw:style-name="gr20" draw:text-style-name="P8" draw:layer="layout" draw:type="curve" svg:x1="34.719cm" svg:y1="42.269cm" svg:x2="35.781cm" svg:y2="42.269cm" draw:start-shape="id22" draw:start-glue-point="5" draw:end-shape="id22" draw:end-glue-point="11" svg:d="M34719 42269c0-1080 1062-1080 1062 0" svg:viewBox="0 0 1063 811">
          <text:p text:style-name="P5"><text:span text:style-name="T1">di</text:span><text:span text:style-name="T1">git</text:span></text:p>
          <text:p text:style-name="P5"><text:span text:style-name="T5"/></text:p>
          <text:p text:style-name="P5"><text:span text:style-name="T5"/></text:p>
        </draw:connector>
        <draw:line draw:style-name="gr21" draw:text-style-name="P8" draw:layer="layout" svg:x1="33.75cm" svg:y1="44.3cm" svg:x2="34.75cm" svg:y2="43.3cm">
          <text:p text:style-name="P5"><text:span text:style-name="T1">digit</text:span></text:p>
          <text:p text:style-name="P5"><text:span text:style-name="T5"/></text:p>
        </draw:line>
        <draw:custom-shape draw:style-name="gr4" draw:text-style-name="P2" xml:id="id23" draw:id="id23" draw:layer="layout" svg:width="1.5cm" svg:height="1.5cm" svg:x="30.5cm" svg:y="37.85cm">
          <text:p text:style-name="P1"><text:span text:style-name="T1">2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draw:layer="layout" draw:type="curve" svg:x1="30.719cm" svg:y1="38.069cm" svg:x2="31.781cm" svg:y2="38.069cm" draw:start-shape="id23" draw:start-glue-point="5" draw:end-shape="id23" draw:end-glue-point="11" svg:d="M30719 38069c0-1080 1062-1080 1062 0" svg:viewBox="0 0 1063 811">
          <text:p text:style-name="P5"><text:span text:style-name="T1">digit</text:span></text:p>
          <text:p text:style-name="P5"><text:span text:style-name="T5"/></text:p>
          <text:p text:style-name="P5"><text:span text:style-name="T5"/></text:p>
        </draw:connector>
        <draw:line draw:style-name="gr30" draw:text-style-name="P16" draw:layer="layout" svg:x1="25.25cm" svg:y1="35.45cm" svg:x2="25.25cm" svg:y2="37.95cm">
          <text:p text:style-name="P3"><text:span text:style-name="T1">un</text:span><text:span text:style-name="T1">de</text:span><text:span text:style-name="T1">rli</text:span><text:span text:style-name="T1">ne</text:span></text:p>
          <text:p text:style-name="P3"><text:span text:style-name="T5"/></text:p>
        </draw:line>
        <draw:line draw:style-name="gr31" draw:text-style-name="P8" draw:layer="layout" svg:x1="24.25cm" svg:y1="37.95cm" svg:x2="24.25cm" svg:y2="35.45cm">
          <text:p text:style-name="P5"><text:span text:style-name="T1">di</text:span><text:span text:style-name="T1">git</text:span></text:p>
          <text:p text:style-name="P5"><text:span text:style-name="T5"/></text:p>
        </draw:line>
        <draw:connector draw:style-name="gr32" draw:text-style-name="P14" xml:id="id25" draw:id="id25" draw:layer="layout" svg:x1="28cm" svg:y1="34.95cm" svg:x2="30.5cm" svg:y2="38.6cm" draw:start-shape="id24" draw:start-glue-point="0" draw:end-shape="id23" draw:end-glue-point="6" svg:d="M28000 34950v3650h2500" svg:viewBox="0 0 2501 3651">
          <text:p text:style-name="P13"><text:span text:style-name="T1">decimal</text:span></text:p>
          <text:p text:style-name="P13"><text:span text:style-name="T1">point</text:span></text:p>
        </draw:connector>
        <draw:custom-shape draw:style-name="gr7" draw:text-style-name="P2" draw:layer="layout" svg:width="1.5cm" svg:height="1.5cm" svg:x="36cm" svg:y="37.85cm">
          <text:p text:style-name="P1"><text:span text:style-name="T1">29</text:span></text:p>
          <draw:enhanced-geometry svg:viewBox="0 0 21600 21600" draw:glue-points="10800 0 3163 3163 0 10800 3163 18437 10800 21600 18437 18437 21600 10800 18437 3163" draw:text-areas="3163 3163 18437 18437" draw:type="ring" draw:modifiers="2459.94005994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6" draw:text-style-name="P9" draw:layer="layout" svg:width="3.5cm" svg:height="1.25cm" svg:x="37.25cm" svg:y="36.35cm">
          <text:p text:style-name="P1"><text:span text:style-name="T1">Fractional array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89.974293059126 27902.15827338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5" draw:text-style-name="P6" draw:layer="layout" svg:x1="32cm" svg:y1="38.6cm" svg:x2="36cm" svg:y2="38.6cm">
          <text:p text:style-name="P5"><text:span text:style-name="T1">]</text:span></text:p>
          <text:p text:style-name="P5"><text:span text:style-name="T4"/></text:p>
        </draw:line>
        <draw:connector draw:style-name="gr33" draw:text-style-name="P14" draw:layer="layout" svg:x1="28cm" svg:y1="38.6cm" svg:x2="30.5cm" svg:y2="42.8cm" draw:start-shape="id25" draw:start-glue-point="0" draw:end-shape="id26" draw:end-glue-point="6" svg:d="M28000 38600v4200h2500" svg:viewBox="0 0 2501 4201">
          <text:p text:style-name="P13"><text:span text:style-name="T1">E, e</text:span></text:p>
        </draw:connector>
        <draw:custom-shape draw:style-name="gr4" draw:text-style-name="P2" xml:id="id27" draw:id="id27" draw:layer="layout" svg:width="1.5cm" svg:height="1.5cm" svg:x="34.25cm" svg:y="35.85cm">
          <text:p text:style-name="P1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5" draw:layer="layout" draw:type="curve" svg:x1="34.469cm" svg:y1="36.069cm" svg:x2="35.531cm" svg:y2="36.069cm" draw:start-shape="id27" draw:start-glue-point="5" draw:end-shape="id27" draw:end-glue-point="11" svg:d="M34469 36069c0-1080 1062-1080 1062 0" svg:viewBox="0 0 1063 811">
          <text:p text:style-name="P3"><text:span text:style-name="T1">sp</text:span><text:span text:style-name="T1">ac</text:span><text:span text:style-name="T1">e</text:span></text:p>
          <text:p text:style-name="P3"><text:span text:style-name="T5"/></text:p>
          <text:p text:style-name="P3"><text:span text:style-name="T5"/></text:p>
        </draw:connector>
        <draw:custom-shape draw:style-name="gr4" draw:text-style-name="P2" xml:id="id28" draw:id="id28" draw:layer="layout" svg:width="1.5cm" svg:height="1.5cm" svg:x="38cm" svg:y="39.5cm">
          <text:p text:style-name="P1"><text:span text:style-name="T1">3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5" draw:layer="layout" draw:type="curve" svg:x1="38.219cm" svg:y1="39.719cm" svg:x2="39.281cm" svg:y2="39.719cm" draw:start-shape="id28" draw:start-glue-point="5" draw:end-shape="id28" draw:end-glue-point="11" svg:d="M38219 39719c0-1080 1062-1080 1062 0" svg:viewBox="0 0 1063 811">
          <text:p text:style-name="P3"><text:span text:style-name="T1">space</text:span></text:p>
          <text:p text:style-name="P3"><text:span text:style-name="T5"/></text:p>
          <text:p text:style-name="P3"><text:span text:style-name="T5"/></text:p>
        </draw:connector>
        <draw:custom-shape draw:style-name="gr7" draw:text-style-name="P2" draw:layer="layout" svg:width="1.5cm" svg:height="1.5cm" svg:x="34.5cm" svg:y="45.55cm">
          <text:p text:style-name="P1"><text:span text:style-name="T1">3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459.94005994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9" draw:layer="layout" svg:width="4.393cm" svg:height="2cm" svg:x="36cm" svg:y="43.8cm">
          <text:p text:style-name="P1"><text:span text:style-name="T1">Fra</text:span><text:span text:style-name="T1">ctio</text:span><text:span text:style-name="T1">nal </text:span><text:span text:style-name="T1">&amp; </text:span><text:span text:style-name="T1">Exp</text:span><text:span text:style-name="T1">one</text:span><text:span text:style-name="T1">nt </text:span><text:span text:style-name="T1">arra</text:span><text:span text:style-name="T1">y</text:span></text:p>
          <draw:enhanced-geometry svg:viewBox="0 0 21600 21600" draw:mirror-vertical="false" draw:mirror-horizontal="false" draw:glue-points="10800 0 3160 3160 0 10800 3160 18440 10800 21600 18440 18440 21600 10800 18440 3160 ?f14 ?f15" draw:text-areas="3200 3200 18400 18400" draw:type="round-callout" draw:modifiers="235.958124715521 25540.02998500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5" draw:text-style-name="P11" draw:layer="layout" svg:x1="35.25cm" svg:y1="43.55cm" svg:x2="35.25cm" svg:y2="45.55cm">
          <text:p text:style-name="P10"><text:span text:style-name="T1">]</text:span></text:p>
          <text:p text:style-name="P10"><text:span text:style-name="T1"/></text:p>
        </draw:line>
        <draw:connector draw:style-name="gr35" draw:text-style-name="P17" draw:layer="layout" draw:type="curve" svg:x1="11.219cm" svg:y1="8.719cm" svg:x2="12.281cm" svg:y2="8.719cm" draw:start-shape="id6" draw:start-glue-point="5" draw:end-shape="id6" draw:end-glue-point="11" svg:d="M11219 8719c0-1080 1062-1080 1062 0" svg:viewBox="0 0 1063 811">
          <text:p text:style-name="P3"><text:span text:style-name="T1">lett</text:span><text:span text:style-name="T1">er, </text:span><text:span text:style-name="T1">_,</text:span></text:p>
          <text:p text:style-name="P3"><text:span text:style-name="T1">di</text:span><text:span text:style-name="T1">git, </text:span><text:span text:style-name="T1">-</text:span></text:p>
          <text:p text:style-name="P3"><text:span text:style-name="T5"/></text:p>
          <text:p text:style-name="P3"><text:span text:style-name="T5"/></text:p>
          <text:p text:style-name="P3"><text:span text:style-name="T5"/></text:p>
        </draw:connector>
        <draw:connector draw:style-name="gr36" draw:text-style-name="P18" draw:layer="layout" draw:type="curve" svg:x1="12.5cm" svg:y1="5.75cm" svg:x2="16.5cm" svg:y2="5.75cm" draw:start-shape="id2" draw:start-glue-point="10" draw:end-shape="id29" draw:end-glue-point="6" svg:d="M12500 5750h4000" svg:viewBox="0 0 4001 1">
          <text:p text:style-name="P5"><text:span text:style-name="T4">\n</text:span></text:p>
          <text:p text:style-name="P5"><text:span text:style-name="T4"/></text:p>
        </draw:connector>
        <draw:connector draw:style-name="gr37" draw:text-style-name="P18" draw:layer="layout" draw:type="curve" svg:x1="12.5cm" svg:y1="9.25cm" svg:x2="19cm" svg:y2="9.25cm" draw:start-shape="id6" draw:start-glue-point="10" draw:end-shape="id30" draw:end-glue-point="6" svg:d="M12500 9250h6500" svg:viewBox="0 0 6501 1">
          <text:p text:style-name="P5"><text:span text:style-name="T4">Ch</text:span><text:span text:style-name="T4">ar</text:span><text:span text:style-name="T4">act</text:span><text:span text:style-name="T4">er </text:span><text:span text:style-name="T4">th</text:span><text:span text:style-name="T4">at </text:span><text:span text:style-name="T4">ar</text:span><text:span text:style-name="T4">e </text:span><text:span text:style-name="T4">no</text:span><text:span text:style-name="T4">t </text:span></text:p>
          <text:p text:style-name="P5"><text:span text:style-name="T4">lett</text:span><text:span text:style-name="T4">er, </text:span><text:span text:style-name="T4">di</text:span><text:span text:style-name="T4">git, </text:span></text:p>
          <text:p text:style-name="P5"><text:span text:style-name="T4">un</text:span><text:span text:style-name="T4">de</text:span><text:span text:style-name="T4">rsc</text:span><text:span text:style-name="T4">or</text:span><text:span text:style-name="T4">e, </text:span><text:span text:style-name="T4">an</text:span><text:span text:style-name="T4">d </text:span><text:span text:style-name="T4">da</text:span><text:span text:style-name="T4">sh.</text:span></text:p>
          <text:p text:style-name="P5"><text:span text:style-name="T4"/></text:p>
          <text:p text:style-name="P5"><text:span text:style-name="T4"/></text:p>
          <text:p text:style-name="P5"><text:span text:style-name="T4"/></text:p>
        </draw:connector>
        <draw:connector draw:style-name="gr38" draw:text-style-name="P18" draw:layer="layout" draw:type="curve" svg:x1="19cm" svg:y1="12.85cm" svg:x2="24cm" svg:y2="12.85cm" draw:start-shape="id3" draw:start-glue-point="10" draw:end-shape="id31" draw:end-glue-point="6" svg:d="M19000 12850h5000" svg:viewBox="0 0 5001 1">
          <text:p text:style-name="P5"><text:span text:style-name="T4">”</text:span></text:p>
          <text:p text:style-name="P5"><text:span text:style-name="T4"/></text:p>
        </draw:connector>
        <draw:connector draw:style-name="gr39" draw:text-style-name="P18" draw:layer="layout" draw:type="curve" svg:x1="18.781cm" svg:y1="16.269cm" svg:x2="20.969cm" svg:y2="15.031cm" draw:start-shape="id4" draw:start-glue-point="11" draw:end-shape="id32" draw:end-glue-point="7" svg:d="M18781 16269c1642 0 549-1238 2188-1238" svg:viewBox="0 0 2189 1239">
          <text:p text:style-name="P5"><text:span text:style-name="T4">un</text:span><text:span text:style-name="T4">de</text:span><text:span text:style-name="T4">rli</text:span><text:span text:style-name="T4">ne</text:span></text:p>
        </draw:connector>
        <draw:connector draw:style-name="gr40" draw:text-style-name="P18" draw:layer="layout" draw:type="curve" svg:x1="20.75cm" svg:y1="14.5cm" svg:x2="17.719cm" svg:y2="16.269cm" draw:start-shape="id32" draw:start-glue-point="6" draw:end-shape="id4" draw:end-glue-point="5" svg:d="M20750 14500c-2021 0-3031 589-3031 1769" svg:viewBox="0 0 3032 1770">
          <text:p text:style-name="P5"><text:span text:style-name="T4">di</text:span><text:span text:style-name="T4">git</text:span></text:p>
        </draw:connector>
        <draw:connector draw:style-name="gr41" draw:text-style-name="P18" draw:layer="layout" draw:type="curve" svg:x1="25.5cm" svg:y1="19.5cm" svg:x2="29.5cm" svg:y2="19.5cm" draw:start-shape="id10" draw:start-glue-point="10" draw:end-shape="id33" draw:end-glue-point="6" svg:d="M25500 19500h4000" svg:viewBox="0 0 4001 1">
          <text:p text:style-name="P5"><text:span text:style-name="T4">Ch</text:span><text:span text:style-name="T4">ar</text:span><text:span text:style-name="T4">act</text:span><text:span text:style-name="T4">er</text:span><text:span text:style-name="T4">s </text:span><text:span text:style-name="T4">ot</text:span><text:span text:style-name="T4">he</text:span><text:span text:style-name="T4">r</text:span></text:p>
          <text:p text:style-name="P5"><text:span text:style-name="T4">th</text:span><text:span text:style-name="T4">an </text:span><text:span text:style-name="T4">di</text:span><text:span text:style-name="T4">git</text:span><text:span text:style-name="T4">s, </text:span><text:span text:style-name="T4">E, </text:span><text:span text:style-name="T4">e</text:span></text:p>
          <text:p text:style-name="P5"><text:span text:style-name="T4"/></text:p>
          <text:p text:style-name="P5"><text:span text:style-name="T4"/></text:p>
        </draw:connector>
        <draw:connector draw:style-name="gr42" draw:text-style-name="P17" draw:layer="layout" draw:type="curve" svg:x1="29.5cm" svg:y1="22.504cm" svg:x2="33.5cm" svg:y2="22.5cm" draw:start-shape="id14" draw:start-glue-point="10" draw:end-shape="id34" draw:end-glue-point="6" svg:d="M29500 22504c3001 0 1002-4 4000-4" svg:viewBox="0 0 4001 5">
          <text:p text:style-name="P3"><text:span text:style-name="T4">Ch</text:span><text:span text:style-name="T4">ar</text:span><text:span text:style-name="T4">act</text:span><text:span text:style-name="T4">er</text:span><text:span text:style-name="T4">s </text:span><text:span text:style-name="T4">ot</text:span><text:span text:style-name="T4">he</text:span><text:span text:style-name="T4">r</text:span></text:p>
          <text:p text:style-name="P3"><text:span text:style-name="T4">th</text:span><text:span text:style-name="T4">an </text:span><text:span text:style-name="T4">di</text:span><text:span text:style-name="T4">git</text:span><text:span text:style-name="T4">s, </text:span><text:span text:style-name="T4">E, </text:span><text:span text:style-name="T4">e</text:span></text:p>
          <text:p text:style-name="P3"><text:span text:style-name="T4"/></text:p>
          <text:p text:style-name="P3"><text:span text:style-name="T4"/></text:p>
        </draw:connector>
        <draw:connector draw:style-name="gr43" draw:text-style-name="P18" draw:layer="layout" draw:type="curve" svg:x1="28.25cm" svg:y1="30.05cm" svg:x2="33.719cm" svg:y2="28.331cm" draw:start-shape="id20" draw:start-glue-point="10" draw:end-shape="id35" draw:end-glue-point="7" svg:d="M28250 30050c3939 0 1205-1719 5469-1719" svg:viewBox="0 0 5470 1720">
          <text:p text:style-name="P5"><text:span text:style-name="T4">]</text:span></text:p>
        </draw:connector>
        <draw:connector draw:style-name="gr44" draw:text-style-name="P18" draw:layer="layout" draw:type="curve" svg:x1="25.25cm" svg:y1="34.45cm" svg:x2="27.969cm" svg:y2="33.031cm" draw:end-shape="id21" draw:end-glue-point="7" svg:d="M25250 34450c1500 0 141-1419 2719-1419" svg:viewBox="0 0 2720 1420">
          <text:p text:style-name="P5"><text:span text:style-name="T4">comma</text:span></text:p>
        </draw:connector>
        <draw:connector draw:style-name="gr45" draw:text-style-name="P18" draw:layer="layout" draw:type="curve" svg:x1="27.969cm" svg:y1="31.969cm" svg:x2="24.219cm" svg:y2="34.419cm" draw:start-shape="id21" draw:start-glue-point="5" draw:end-shape="id18" draw:end-glue-point="5" svg:d="M27969 31969c-2500 0-3750 816-3750 2450" svg:viewBox="0 0 3751 2451">
          <text:p text:style-name="P5"><text:span text:style-name="T4">di</text:span><text:span text:style-name="T4">git, </text:span><text:span text:style-name="T4">+, </text:span><text:span text:style-name="T4">-</text:span></text:p>
          <text:p text:style-name="P5"><text:span text:style-name="T4"/></text:p>
          <text:p text:style-name="P5"><text:span text:style-name="T4"/></text:p>
          <text:p text:style-name="P5"><text:span text:style-name="T4"/></text:p>
        </draw:connector>
        <draw:connector draw:style-name="gr46" draw:text-style-name="P18" draw:layer="layout" draw:type="curve" svg:x1="31.781cm" svg:y1="38.069cm" svg:x2="34.469cm" svg:y2="37.131cm" draw:start-shape="id23" draw:start-glue-point="11" draw:end-shape="id27" draw:end-glue-point="7" svg:d="M31781 38069c2017 0 674-938 2688-938" svg:viewBox="0 0 2689 939">
          <text:p text:style-name="P5"><text:span text:style-name="T4">comma</text:span></text:p>
        </draw:connector>
        <draw:connector draw:style-name="gr47" draw:text-style-name="P18" draw:layer="layout" draw:type="curve" svg:x1="34.469cm" svg:y1="36.069cm" svg:x2="30.719cm" svg:y2="38.069cm" draw:start-shape="id27" draw:start-glue-point="5" draw:end-shape="id23" draw:end-glue-point="5" svg:d="M34469 36069c-2500 0-3750 666-3750 2000" svg:viewBox="0 0 3751 2001">
          <text:p text:style-name="P5"><text:span text:style-name="T4">digit, +, -</text:span></text:p>
          <text:p text:style-name="P5"><text:span text:style-name="T4"/></text:p>
          <text:p text:style-name="P5"><text:span text:style-name="T4"/></text:p>
        </draw:connector>
        <draw:connector draw:style-name="gr48" draw:text-style-name="P18" draw:layer="layout" draw:type="curve" svg:x1="35.781cm" svg:y1="42.269cm" svg:x2="38.219cm" svg:y2="40.781cm" draw:start-shape="id22" draw:start-glue-point="11" draw:end-shape="id28" draw:end-glue-point="7" svg:d="M35781 42269c1830 0 611-1488 2438-1488" svg:viewBox="0 0 2439 1489">
          <text:p text:style-name="P5"><text:span text:style-name="T4">comma</text:span></text:p>
        </draw:connector>
        <draw:connector draw:style-name="gr49" draw:text-style-name="P18" draw:layer="layout" draw:type="curve" svg:x1="38.219cm" svg:y1="39.719cm" svg:x2="34.719cm" svg:y2="42.269cm" draw:start-shape="id28" draw:start-glue-point="5" draw:end-shape="id22" draw:end-glue-point="5" svg:d="M38219 39719c-2334 0-3500 850-3500 2550" svg:viewBox="0 0 3501 2551">
          <text:p text:style-name="P5"><text:span text:style-name="T4">digit</text:span><text:span text:style-name="T4">, +, -</text:span></text:p>
          <text:p text:style-name="P5"><text:span text:style-name="T4"/></text:p>
          <text:p text:style-name="P5"><text:span text:style-name="T4"/></text:p>
          <text:p text:style-name="P5"><text:span text:style-name="T4"/></text:p>
        </draw:connector>
        <draw:connector draw:style-name="gr50" draw:text-style-name="P18" draw:layer="layout" draw:type="curve" svg:x1="31.25cm" svg:y1="39.35cm" svg:x2="31.25cm" svg:y2="42.05cm" draw:start-shape="id23" draw:start-glue-point="8" draw:end-shape="id26" draw:end-glue-point="4" svg:d="M31250 39350v2700" svg:viewBox="0 0 1 2701">
          <text:p text:style-name="P5"><text:span text:style-name="T4">E, e</text:span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erif CJK SC" svg:font-family="'Noto Serif CJK SC'" style:font-family-generic="system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0" draw:display-name="Arrowheads 100" svg:viewBox="0 0 20 20" svg:d="M0 20l10-20 10 20z"/>
    <draw:marker draw:name="Arrowheads_20_101" draw:display-name="Arrowheads 101" svg:viewBox="0 0 20 20" svg:d="M0 20l10-20 10 20z"/>
    <draw:marker draw:name="Arrowheads_20_102" draw:display-name="Arrowheads 102" svg:viewBox="0 0 20 20" svg:d="M0 20l10-20 10 20z"/>
    <draw:marker draw:name="Arrowheads_20_103" draw:display-name="Arrowheads 103" svg:viewBox="0 0 20 20" svg:d="M0 20l10-20 10 20z"/>
    <draw:marker draw:name="Arrowheads_20_104" draw:display-name="Arrowheads 104" svg:viewBox="0 0 20 20" svg:d="M0 20l10-20 10 20z"/>
    <draw:marker draw:name="Arrowheads_20_105" draw:display-name="Arrowheads 105" svg:viewBox="0 0 20 20" svg:d="M0 20l10-20 10 20z"/>
    <draw:marker draw:name="Arrowheads_20_106" draw:display-name="Arrowheads 106" svg:viewBox="0 0 20 20" svg:d="M0 20l10-20 10 20z"/>
    <draw:marker draw:name="Arrowheads_20_107" draw:display-name="Arrowheads 107" svg:viewBox="0 0 20 20" svg:d="M0 20l10-20 10 20z"/>
    <draw:marker draw:name="Arrowheads_20_108" draw:display-name="Arrowheads 108" svg:viewBox="0 0 20 20" svg:d="M0 20l10-20 10 20z"/>
    <draw:marker draw:name="Arrowheads_20_109" draw:display-name="Arrowheads 109" svg:viewBox="0 0 20 20" svg:d="M0 20l10-20 10 20z"/>
    <draw:marker draw:name="Arrowheads_20_11" draw:display-name="Arrowheads 11" svg:viewBox="0 0 20 20" svg:d="M0 20l10-20 10 20z"/>
    <draw:marker draw:name="Arrowheads_20_110" draw:display-name="Arrowheads 110" svg:viewBox="0 0 20 20" svg:d="M0 20l10-20 10 20z"/>
    <draw:marker draw:name="Arrowheads_20_111" draw:display-name="Arrowheads 111" svg:viewBox="0 0 20 20" svg:d="M0 20l10-20 10 20z"/>
    <draw:marker draw:name="Arrowheads_20_12" draw:display-name="Arrowheads 12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8" draw:display-name="Arrowheads 28" svg:viewBox="0 0 20 20" svg:d="M0 20l10-20 10 20z"/>
    <draw:marker draw:name="Arrowheads_20_4" draw:display-name="Arrowheads 4" svg:viewBox="0 0 20 20" svg:d="M0 20l10-20 10 20z"/>
    <draw:marker draw:name="Arrowheads_20_43" draw:display-name="Arrowheads 43" svg:viewBox="0 0 20 20" svg:d="M0 20l10-20 10 20z"/>
    <draw:marker draw:name="Arrowheads_20_5" draw:display-name="Arrowheads 5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8" draw:display-name="Arrowheads 78" svg:viewBox="0 0 20 20" svg:d="M0 20l10-20 10 20z"/>
    <draw:marker draw:name="Arrowheads_20_81" draw:display-name="Arrowheads 81" svg:viewBox="0 0 20 20" svg:d="M0 20l10-20 10 20z"/>
    <draw:marker draw:name="Arrowheads_20_84" draw:display-name="Arrowheads 84" svg:viewBox="0 0 20 20" svg:d="M0 20l10-20 10 20z"/>
    <draw:marker draw:name="Arrowheads_20_85" draw:display-name="Arrowheads 85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0" draw:display-name="Arrowheads 90" svg:viewBox="0 0 20 20" svg:d="M0 20l10-20 10 20z"/>
    <draw:marker draw:name="Arrowheads_20_92" draw:display-name="Arrowheads 92" svg:viewBox="0 0 20 20" svg:d="M0 20l10-20 10 20z"/>
    <draw:marker draw:name="Arrowheads_20_93" draw:display-name="Arrowheads 93" svg:viewBox="0 0 20 20" svg:d="M0 20l10-20 10 20z"/>
    <draw:marker draw:name="Arrowheads_20_95" draw:display-name="Arrowheads 95" svg:viewBox="0 0 20 20" svg:d="M0 20l10-20 10 20z"/>
    <draw:marker draw:name="Arrowheads_20_96" draw:display-name="Arrowheads 96" svg:viewBox="0 0 20 20" svg:d="M0 20l10-20 10 20z"/>
    <draw:marker draw:name="Arrowheads_20_97" draw:display-name="Arrowheads 9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5T08:50:03.490683900</meta:creation-date>
    <dc:date>2023-10-07T18:24:16.267660844</dc:date>
    <meta:editing-duration>PT15H15M18S</meta:editing-duration>
    <meta:editing-cycles>136</meta:editing-cycles>
    <meta:generator>LibreOffice/7.3.7.2$Linux_X86_64 LibreOffice_project/30$Build-2</meta:generator>
    <meta:document-statistic meta:object-count="104"/>
  </office:meta>
</office:document-meta>
</file>